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5.1000003814697pt" fo:font-weight="bold" officeooo:rsid="00091cb4" officeooo:paragraph-rsid="00091cb4" style:font-size-asian="22pt" style:language-asian="zh" style:country-asian="CN" style:font-weight-asian="bold" style:font-size-complex="25.1000003814697pt" style:font-weight-complex="bold"/>
    </style:style>
    <style:style style:name="P2" style:family="paragraph" style:parent-style-name="Standard">
      <style:text-properties fo:font-size="17.1000003814697pt" fo:font-weight="normal" officeooo:rsid="00091cb4" officeooo:paragraph-rsid="00091cb4" style:font-size-asian="15pt" style:language-asian="zh" style:country-asian="CN" style:font-weight-asian="normal" style:font-size-complex="17.1000003814697pt" style:font-weight-complex="normal"/>
    </style:style>
    <style:style style:name="P3" style:family="paragraph" style:parent-style-name="Standard">
      <style:text-properties fo:font-size="17.1000003814697pt" fo:font-weight="normal" officeooo:rsid="0009a444" officeooo:paragraph-rsid="0009a444" style:font-size-asian="15pt" style:language-asian="zh" style:country-asian="CN" style:font-weight-asian="normal" style:font-size-complex="17.1000003814697pt" style:font-weight-complex="normal"/>
    </style:style>
    <style:style style:name="P4" style:family="paragraph" style:parent-style-name="Standard">
      <style:text-properties fo:font-size="17.1000003814697pt" fo:font-weight="normal" officeooo:rsid="000a0937" officeooo:paragraph-rsid="000a0937" style:font-size-asian="15pt" style:language-asian="zh" style:country-asian="CN" style:font-weight-asian="normal" style:font-size-complex="17.1000003814697pt" style:font-weight-complex="normal"/>
    </style:style>
    <style:style style:name="T1" style:family="text">
      <style:text-properties officeooo:rsid="000aca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,Switch分支判断</text:p>
      <text:p text:style-name="P2">Switch:由上到下用Switch中的表达式和值进行比较，如果匹配成功就执行case后的语句，在执行break的时跳出Switch，如果一个也没有匹配上就执行default默认情况.</text:p>
      <text:p text:style-name="P2">语法：</text:p>
      <text:p text:style-name="P3">括号中的表达式可以是<text:span text:style-name="T1">byte short int char String</text:span></text:p>
      <text:p text:style-name="P2">Switch（表达式）{</text:p>
      <text:p text:style-name="P2"><text:s text:c="10"/>case <text:s/>常量1：</text:p>
      <text:p text:style-name="P2"><text:s text:c="10"/>执行语句1；</text:p>
      <text:p text:style-name="P2"><text:s text:c="10"/>break；</text:p>
      <text:p text:style-name="P2"><text:s text:c="10"/>case <text:s text:c="2"/>常量2：</text:p>
      <text:p text:style-name="P2"><text:s text:c="10"/>执行语句2;</text:p>
      <text:p text:style-name="P2"><text:s text:c="10"/>break;</text:p>
      <text:p text:style-name="P2"><text:s text:c="9"/>....</text:p>
      <text:p text:style-name="P2"><text:s text:c="10"/>default:</text:p>
      <text:p text:style-name="P2"><text:s text:c="9"/>执行语句;</text:p>
      <text:p text:style-name="P2"><text:s text:c="9"/>break;</text:p>
      <text:p text:style-name="P2">}</text:p>
      <text:p text:style-name="P4">闰年的判断：</text:p>
      <text:p text:style-name="P4">如果年能被400整除，或者如果能被4整除但是不能被100整除也是闰年</text:p>
      <text:p text:style-name="P4">公式:(year%400==0||year%4==0)&amp;&amp;year100!=0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48S</meta:editing-duration>
    <meta:editing-cycles>3</meta:editing-cycles>
    <meta:generator>LibreOffice/5.3.0.3$Windows_X86_64 LibreOffice_project/7074905676c47b82bbcfbea1aeefc84afe1c50e1</meta:generator>
    <dc:date>2018-01-14T22:03:06.392000000</dc:date>
    <meta:document-statistic meta:table-count="0" meta:image-count="0" meta:object-count="0" meta:page-count="1" meta:paragraph-count="19" meta:word-count="165" meta:character-count="400" meta:non-whitespace-character-count="294"/>
    <meta:user-defined meta:name="Info 1"/>
    <meta:user-defined meta:name="Info 2"/>
    <meta:user-defined meta:name="Info 3"/>
    <meta:user-defined meta:name="Info 4"/>
  </office:meta>
</office:document-meta>
</file>